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08cm" fo:min-width="0.93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72cm" fo:min-width="0.93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19cm" fo:min-width="0.938cm"/>
    </style:style>
    <style:style style:name="gr5" style:family="graphic" style:parent-style-name="standard">
      <style:graphic-properties svg:stroke-color="#000000" draw:fill-color="#9999ff" draw:textarea-horizontal-align="justify" draw:textarea-vertical-align="middle" draw:auto-grow-height="false" fo:min-height="0.204cm" fo:min-width="0cm"/>
    </style:style>
    <style:style style:name="gr6" style:family="graphic" style:parent-style-name="standard">
      <style:graphic-properties draw:stroke="none" svg:stroke-color="#000000" draw:fill="none" draw:fill-color="#ffffff" fo:min-height="0.839cm"/>
    </style:style>
    <style:style style:name="gr7" style:family="graphic" style:parent-style-name="standard">
      <style:graphic-properties svg:stroke-color="#000000" draw:fill-color="#9999ff" draw:textarea-horizontal-align="justify" draw:textarea-vertical-align="middle" draw:auto-grow-height="false" fo:min-height="1.147cm" fo:min-width="0.389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32cm" svg:height="1.778cm" svg:x="6.858cm" svg:y="0.5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7.874cm" svg:y1="2.286cm" svg:x2="3.932cm" svg:y2="3.429cm" draw:start-shape="id1" draw:start-glue-point="8" draw:end-shape="id2" draw:end-glue-point="4" svg:d="M7874 2286l-3942 1143" svg:viewBox="0 0 3943 1144">
          <text:p/>
        </draw:connector>
        <draw:connector draw:style-name="gr2" draw:text-style-name="P2" draw:layer="layout" draw:type="line" svg:x1="7.874cm" svg:y1="2.286cm" svg:x2="12.441cm" svg:y2="3.302cm" draw:end-shape="id3" draw:end-glue-point="4" svg:d="M7874 2286l4567 1016" svg:viewBox="0 0 4568 1017">
          <text:p/>
        </draw:connector>
        <draw:custom-shape draw:style-name="gr3" draw:text-style-name="P1" xml:id="id2" draw:id="id2" draw:layer="layout" svg:width="2.032cm" svg:height="1.728cm" svg:x="2.916cm" svg:y="3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3.932cm" svg:y1="5.157cm" svg:x2="1.905cm" svg:y2="5.969cm" draw:start-shape="id2" draw:start-glue-point="8" draw:end-shape="id4" draw:end-glue-point="4" svg:d="M3932 5157l-2027 812" svg:viewBox="0 0 2028 813">
          <text:p/>
        </draw:connector>
        <draw:connector draw:style-name="gr2" draw:text-style-name="P2" draw:layer="layout" draw:type="line" svg:x1="3.932cm" svg:y1="5.157cm" svg:x2="5.964cm" svg:y2="5.931cm" draw:end-shape="id5" draw:end-glue-point="4" svg:d="M3932 5157l2032 774" svg:viewBox="0 0 2033 775">
          <text:p/>
        </draw:connector>
        <draw:custom-shape draw:style-name="gr3" draw:text-style-name="P1" xml:id="id3" draw:id="id3" draw:layer="layout" svg:width="2.032cm" svg:height="1.728cm" svg:x="11.425cm" svg:y="3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2.441cm" svg:y1="5.03cm" svg:x2="10.292cm" svg:y2="5.842cm" draw:start-shape="id3" draw:start-glue-point="8" draw:end-shape="id6" draw:end-glue-point="4" svg:d="M12441 5030l-2149 812" svg:viewBox="0 0 2150 813">
          <text:p/>
        </draw:connector>
        <draw:connector draw:style-name="gr2" draw:text-style-name="P2" draw:layer="layout" draw:type="line" svg:x1="12.441cm" svg:y1="5.03cm" svg:x2="14.6cm" svg:y2="5.715cm" draw:end-shape="id7" draw:end-glue-point="4" svg:d="M12441 5030l2159 685" svg:viewBox="0 0 2160 686">
          <text:p/>
        </draw:connector>
        <draw:custom-shape draw:style-name="gr3" draw:text-style-name="P1" xml:id="id6" draw:id="id6" draw:layer="layout" svg:width="2.032cm" svg:height="1.728cm" svg:x="9.276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4" draw:id="id4" draw:layer="layout" svg:width="2.032cm" svg:height="1.651cm" svg:x="0.889cm" svg:y="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5" draw:id="id5" draw:layer="layout" svg:width="2.032cm" svg:height="1.728cm" svg:x="4.948cm" svg:y="5.9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7" draw:id="id7" draw:layer="layout" svg:width="2.032cm" svg:height="1.728cm" svg:x="13.584cm" svg:y="5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889cm" svg:height="1.397cm" svg:x="2.54cm" svg:y="7.42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3" draw:layer="layout" svg:width="0.889cm" svg:height="1.397cm" svg:x="6.731cm" svg:y="7.36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3" draw:layer="layout" svg:width="0.889cm" svg:height="1.397cm" svg:x="11.049cm" svg:y="7.23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3" draw:layer="layout" svg:width="0.889cm" svg:height="1.397cm" svg:x="15.367cm" svg:y="7.11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3" draw:layer="layout" svg:width="0.889cm" svg:height="1.397cm" svg:x="0.507cm" svg:y="7.493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6" draw:text-style-name="P4" draw:layer="layout" svg:width="0.889cm" svg:height="1.089cm" svg:x="1.397cm" svg:y="6.35cm">
          <draw:text-box>
            <text:p>E</text:p>
          </draw:text-box>
        </draw:frame>
        <draw:connector draw:style-name="gr2" draw:text-style-name="P2" draw:layer="layout" draw:type="line" svg:x1="5.964cm" svg:y1="7.659cm" svg:x2="4.836cm" svg:y2="8.382cm" draw:start-shape="id5" draw:start-glue-point="8" draw:end-shape="id8" draw:end-glue-point="4" svg:d="M5964 7659l-1128 723" svg:viewBox="0 0 1129 724">
          <text:p/>
        </draw:connector>
        <draw:custom-shape draw:style-name="gr3" draw:text-style-name="P1" xml:id="id8" draw:id="id8" draw:layer="layout" svg:width="2.032cm" svg:height="1.728cm" svg:x="3.82cm" svg:y="8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889cm" svg:height="1.397cm" svg:x="5.593cm" svg:y="9.77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3" draw:layer="layout" svg:width="0.889cm" svg:height="1.397cm" svg:x="3.179cm" svg:y="9.779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8" draw:text-style-name="P4" draw:layer="layout" svg:width="0.889cm" svg:height="0.962cm" svg:x="4.445cm" svg:y="8.763cm">
          <draw:text-box>
            <text:p>A</text:p>
          </draw:text-box>
        </draw:frame>
        <draw:connector draw:style-name="gr2" draw:text-style-name="P2" draw:layer="layout" draw:type="line" svg:x1="10.292cm" svg:y1="7.57cm" svg:x2="9.149cm" svg:y2="8.178cm" draw:start-shape="id6" draw:start-glue-point="8" draw:end-shape="id9" draw:end-glue-point="4" svg:d="M10292 7570l-1143 608" svg:viewBox="0 0 1144 609">
          <text:p/>
        </draw:connector>
        <draw:custom-shape draw:style-name="gr4" draw:text-style-name="P1" xml:id="id9" draw:id="id9" draw:layer="layout" svg:width="2.032cm" svg:height="1.651cm" svg:x="8.133cm" svg:y="8.1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889cm" svg:height="1.397cm" svg:x="9.784cm" svg:y="9.63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3" draw:layer="layout" svg:width="0.889cm" svg:height="1.397cm" svg:x="7.751cm" svg:y="9.70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6" draw:text-style-name="P4" draw:layer="layout" svg:width="0.889cm" svg:height="1.089cm" svg:x="8.641cm" svg:y="8.559cm">
          <draw:text-box>
            <text:p>N</text:p>
          </draw:text-box>
        </draw:frame>
        <draw:connector draw:style-name="gr2" draw:text-style-name="P2" draw:layer="layout" draw:type="line" svg:x1="3.932cm" svg:y1="5.158cm" svg:x2="1.905cm" svg:y2="5.97cm" draw:end-shape="id10" draw:end-glue-point="4" svg:d="M3932 5158l-2027 812" svg:viewBox="0 0 2028 813">
          <text:p/>
        </draw:connector>
        <draw:custom-shape draw:style-name="gr4" draw:text-style-name="P1" xml:id="id10" draw:id="id10" draw:layer="layout" svg:width="2.032cm" svg:height="1.651cm" svg:x="0.889cm" svg:y="5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889cm" svg:height="1.397cm" svg:x="2.54cm" svg:y="7.42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3" draw:layer="layout" svg:width="0.889cm" svg:height="1.397cm" svg:x="0.507cm" svg:y="7.49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6" draw:text-style-name="P4" draw:layer="layout" svg:width="0.889cm" svg:height="1.089cm" svg:x="1.397cm" svg:y="6.351cm">
          <draw:text-box>
            <text:p>E</text:p>
          </draw:text-box>
        </draw:frame>
        <draw:connector draw:style-name="gr2" draw:text-style-name="P2" draw:layer="layout" draw:type="line" svg:x1="14.6cm" svg:y1="7.443cm" svg:x2="13.467cm" svg:y2="8.128cm" draw:start-shape="id7" draw:start-glue-point="8" draw:end-shape="id11" draw:end-glue-point="4" svg:d="M14600 7443l-1133 685" svg:viewBox="0 0 1134 686">
          <text:p/>
        </draw:connector>
        <draw:custom-shape draw:style-name="gr4" draw:text-style-name="P1" xml:id="id11" draw:id="id11" draw:layer="layout" svg:width="2.032cm" svg:height="1.651cm" svg:x="12.451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889cm" svg:height="1.397cm" svg:x="14.102cm" svg:y="9.58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3" draw:layer="layout" svg:width="0.889cm" svg:height="1.397cm" svg:x="12.069cm" svg:y="9.65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6" draw:text-style-name="P4" draw:layer="layout" svg:width="0.889cm" svg:height="1.089cm" svg:x="12.959cm" svg:y="8.509cm">
          <draw:text-box>
            <text:p>M</text:p>
          </draw:text-box>
        </draw:frame>
        <draw:frame draw:style-name="gr9" draw:text-style-name="P4" draw:layer="layout" svg:width="0.889cm" svg:height="1.016cm" svg:x="9.906cm" svg:y="6.223cm">
          <draw:text-box>
            <text:p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967cm" fo:page-height="11.7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22:36:02.586804775</meta:creation-date>
    <dc:date>2017-11-16T00:35:48.499355362</dc:date>
    <meta:editing-duration>PT6M1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